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indent-bi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f4d95"/>
    </style:style>
    <style:style style:name="T14" style:family="text">
      <style:text-properties officeooo:rsid="0010bb2f"/>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4"/>
      <text:p text:style-name="Standard_20__28_user_29_">Ветер изменился, дует с юго-запада, и барометр падает. 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p>
      <text:p text:style-name="Standard_20__28_user_29_">Что это за графитовый цилиндр сантиметров пятнадцать в длину и пять в диаметре, 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p>
      <text:p text:style-name="Standard_20__28_user_29_">В таком случае, прикидывает Слотроп, <text:s/>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ТОТСССГ. А и что с того, вообще? Это его последняя ракета на какое-то время. Хотелось бы насовсем.</text:p>
      <text:p text:style-name="Standard_20__28_user_29_">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text:p>
      <text:p text:style-name="Standard_20__28_user_29_">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p>
      <text:p text:style-name="Standard_20__28_user_29_">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Боже, не должно же <text:span text:style-name="T1">так</text:span> продолжаться….</text:p>
      <text:p text:style-name="Standard_20__28_user_29_">–<text:span text:style-name="T2"> </text:span>Кстати, Слотроп, у тебя уже одна во рту.</text:p>
      <text:p text:style-name="Standard_20__28_user_29_"><text:soft-page-break/>–<text:span text:style-name="T2"> </text:span>Это от нервов,– Слотроп всё равно <text:s/>прикуривает.</text:p>
      <text:p text:style-name="Standard_20__28_user_29_">–<text:span text:style-name="T2"> </text:span>Ну, только <text:span text:style-name="T1">не мои</text:span>,– упрашивает Тантиви.</text:p>
      <text:p text:style-name="Standard_20__28_user_29_">–<text:span text:style-name="T2"> </text:span>Две за раз, видал?– 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p>
      <text:p text:style-name="Standard_20__28_user_29_">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 text:style-name="T1">двух</text:span>,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p>
      <text:p text:style-name="Standard_20__28_user_29_">Эти две юные леди были 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просто для передачи его настроения, от фиолетового до золотого. Не для распределения их по рангам—как можно! Никто не видит эту карту, кроме Тантиви, к тому же, Исусе, они <text:span text:style-name="T1">все</text:span>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p>
      <text:p text:style-name="Standard_20__28_user_29_">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Standard_20__28_user_29_">Карта ставит Тантиви в тупик. Её не спишешь на обычную охоту на охотливых двустволок американского горлопана, 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 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text:soft-page-break/>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хоть <text:span text:style-name="T1">о чём-нибудь</text:span>.</text:p>
      <text:p text:style-name="Standard_20__28_user_29_">И всё же Слотроп продолжает свою карту ежедневно, с дурацкой неотступность.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p>
      <text:p text:style-name="Standard_20__28_user_29_">–<text:span text:style-name="T2"> </text:span>И что дальше?– От Слотропа ни звука. – Эти две твои морячки… когда увидели тебя...– И тут он замечает, что Слотроп, вместо того, чтоб продолжить рассказ, трясётся. Да, он дрожал и перед этим, тут холодно, но не настолько же.– Слотроп!</text:p>
      <text:p text:style-name="Standard_20__28_user_29_">–<text:span text:style-name="T2"> </text:span>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p>
      <text:p text:style-name="Standard_20__28_user_29_">Вскоре, после паузы, с трясущейся сигаретой: – Их не слышно, когда на подходе.</text:p>
      <text:p text:style-name="Standard_20__28_user_29_">Тантиви знает кто эти «они». Он отводит глаза. Недолгое молчание.</text:p>
      <text:p text:style-name="Standard_20__28_user_29_">–<text:span text:style-name="T2"> </text:span>Конечно, не слышно, у них скорость больше скорости звука.</text:p>
      <text:p text:style-name="Standard_20__28_user_29_">–<text:span text:style-name="T2"> </text:span>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text:span text:style-name="T1">не</text:span> слышишь.</text:p>
      <text:p text:style-name="Standard_20__28_user_29_">–<text:span text:style-name="T2"> </text:span>То же самсое и в пехоте. Сам знаешь. Никогда не слышишь ту, которая в тебя.</text:p>
      <text:p text:style-name="Standard_20__28_user_29_">–<text:span text:style-name="T2"> </text:span>У, но—</text:p>
      <text:p text:style-name="Standard_20__28_user_29_">–<text:span text:style-name="T2"> </text:span>Считай, что это такая большая пуля, Слотроп. С плавниками.</text:p>
      <text:p text:style-name="Standard_20__28_user_29_">–<text:span text:style-name="T2"> </text:span>Исусе,– зубы стучат,– ты умеешь утешить.</text:p>
      <text:p text:style-name="Standard_20__28_user_29_">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в попытке развеять и снять её.– Может тебе стоит посмотреть места, где они взрывались….</text:p>
      <text:p text:style-name="Standard_20__28_user_29_">–<text:span text:style-name="T2"> </text:span>Зачем? От них же ничего не остаётся. Не так разве?</text:p>
      <text:p text:style-name="Standard_20__28_user_29_">–<text:span text:style-name="T2"> </text:span>Я не знаю. Даже немцы вряд ли знают. Но это отличная возможность для нас обойти ТехИнформ. Что скажешь?</text:p>
      <text:p text:style-name="Standard_20__28_user_29_">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text:soft-page-break/>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p>
      <text:p text:style-name="Standard_20__28_user_29_">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p>
      <text:p text:style-name="Standard_20__28_user_29_">У него появилась навязчивая идея ракеты, на которой написано его имя—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1">на каждой, верно?</text:span></text:p>
      <text:p text:style-name="Standard_20__28_user_29_">–<text:span text:style-name="T2"> </text:span>Да, такое может пригодиться,– Тантиви позабавлено посматривает на него, – верное дело, особенно в бою, знаешь, <text:span text:style-name="T1">просимулировать</text:span> что-то в таком роде. Полный верняк. Назови это «боевая паранойя» или типа того. Но—</text:p>
      <text:p text:style-name="Standard_20__28_user_29_">–<text:span text:style-name="T2"> </text:span>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p>
      <text:p text:style-name="Standard_20__28_user_29_">Нет ничего, что он бы мог увидеть, взять в рук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p>
      <text:p text:style-name="Standard_20__28_user_29_">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 text:style-name="T1">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p>
      <text:p text:style-name="Standard_20__28_user_29_"><text:soft-page-break/>–<text:span text:style-name="T2"> </text:span>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Standard_20__28_user_29_">–<text:span text:style-name="T2"> </text:span>Нет, это <text:span text:style-name="T1">не</text:span>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 text:style-name="T1">обожают</text:span> толстых, пухленьких американцев.– Тут она ущипнула его щеку и подёргала туда-сюда.</text:p>
      <text:p text:style-name="Standard_20__28_user_29_">–<text:span text:style-name="T2"> </text:span>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Standard_20__28_user_29_">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p>
      <text:p text:style-name="Standard_20__28_user_29_">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зашевелился в <text:span text:style-name="T1">эрекции</text:span>, вот-вот торчком вспрыгнет—Боже праведный, а <text:span text:style-name="T1">это</text:span> вдруг с чего?</text:p>
      <text:p text:style-name="Standard_20__28_user_29_">В его истории и, очень может быть, помилуй его Господи, в его досье отмечена особая чувствительность на происходящее в небе. (Но <text:span text:style-name="T1">эрекция</text:span>?)</text:p>
      <text:p text:style-name="Standard_20__28_user_29_">На старом аспидном сланце надгробного камня на кладбище Конгрегационалистской церкви дома в Минчборо, штат Масачусетс, рука Господа возникает из облака, края фигуры кое-где изъедены двумя столетиями смен огня и льда в долоте времён года, а надпись такова:</text:p>
      <text:p text:style-name="Standard_20__28_user_29_"/>
      <text:p text:style-name="Standard_20__28_user_29_">В память Константа</text:p>
      <text:p text:style-name="Standard_20__28_user_29_">Слотропа, что умер Марта</text:p>
      <text:p text:style-name="Standard_20__28_user_29_">4-го 1766 г., на 29-м</text:p>
      <text:p text:style-name="Standard_20__28_user_29_">году от роду.</text:p>
      <text:p text:style-name="Standard_20__28_user_29_"/>
      <text:p text:style-name="Standard_20__28_user_29_">Смерть есть природе долг,</text:p>
      <text:p text:style-name="Standard_20__28_user_29_">Я уплатил, и ты заплатишь.</text:p>
      <text:p text:style-name="Standard_20__28_user_29_"/>
      <text:p text:style-name="Standard_20__28_user_29_">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text:soft-page-break/>рубленых строк, как для Костанта Слотропа, до широкого размера Звёзного Знамени, как для м-с Элизабет, жены лейтенанта Исайи Слотропа (ум. 1812):</text:p>
      <text:p text:style-name="Standard_20__28_user_29_"/>
      <text:p text:style-name="Standard_20__28_user_29_">Адью, друзья мои милые, отныне обитель моя эта могила,</text:p>
      <text:p text:style-name="Standard_20__28_user_29_">Смерть ненасытная меня скосила,</text:p>
      <text:p text:style-name="Standard_20__28_user_29_">Пока Христос вновь приидет чад Его спасти</text:p>
      <text:p text:style-name="Standard_20__28_user_29_">По слову Его в Писании</text:p>
      <text:p text:style-name="Standard_20__28_user_29_">Мой плач услышь, читающий сие,</text:p>
      <text:p text:style-name="Standard_20__28_user_29_">Богатства не сделают вечным твоё бытие.</text:p>
      <text:p text:style-name="Standard_20__28_user_29_">Ткацкий стан Господа не оставляет дела своего,</text:p>
      <text:p text:style-name="Standard_20__28_user_29_">Наши пути следуют нитям любви Его.</text:p>
      <text:p text:style-name="Standard_20__28_user_29_"/>
      <text:p text:style-name="Standard_20__28_user_29_">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Standard_20__28_user_29_"/>
      <text:p text:style-name="Standard_20__28_user_29_">Мне некогда было дожидаться Смерти,</text:p>
      <text:p text:style-name="Standard_20__28_user_29_">Она любезно дождалась меня</text:p>
      <text:p text:style-name="Standard_20__28_user_29_"/>
      <text:p text:style-name="Standard_20__28_user_29_">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p>
      <text:p text:style-name="Standard_20__28_user_29_">Однако, они не процветали… почти всё добывалось упорством—хотя всё это начало скисать примерно в те времена, или около того, когда Эмили Дикинсон писала:</text:p>
      <text:p text:style-name="Standard_20__28_user_29_"/>
      <text:p text:style-name="Standard_20__28_user_29_">Падение дьявольский труд,</text:p>
      <text:p text:style-name="Standard_20__28_user_29_">Ведётся постепенно, кропотливо—</text:p>
      <text:p text:style-name="Standard_20__28_user_29_">Никто не согрешает в одночасье,</text:p>
      <text:p text:style-name="Standard_20__28_user_29_">Тут дребезги нужны, чтоб поскользнуться,</text:p>
      <text:p text:style-name="Standard_20__28_user_29_"/>
      <text:p text:style-name="Standard_20__28_user_29_">но они всё-таки держались. Традиция, для остальных, была простой, её знал каждый—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text:soft-page-break/>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p>
      <text:p text:style-name="Standard_20__28_user_29_">Депрессия, грянув, удостоверила процесс. 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p>
      <text:p text:style-name="Standard_20__28_user_29_">В 1931, год большого пожара в Аспинвол Отеле, юный Тайрон навещал свою тётушку в Леноксе. 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p>
      <text:p text:style-name="Standard_20__28_user_29_">Охренеть, как они его пугали. Что если эти сияющие занавеси сейчас распахнуться? Что покажут ему призраки севера, усыпанные драгоценностями?</text:p>
      <text:p text:style-name="Standard_20__28_user_29_">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давно заснули, а взрослые пили кофе и рассказывали друг другу какие пожары они видели в другие годы.</text:p>
      <text:p text:style-name="Standard_20__28_user_29_">Но это что за сияние? Какие призраки тут командуют? Что если в следующий момент всё заслонит кромешная ночь, контроль <text:span text:style-name="T1">утрачен</text:span> и занавеси распахиваются показать зиму, которую никто и представить не мог….</text:p>
      <text:p text:style-name="Standard_20__28_user_29_">6:43:16, БВЛВ—<text:span text:style-name="T1">небо прямо сейчас</text:span>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 text:style-name="T1">так оно и бывает—да великая длань света опускается из облаков….</text:span></text:p>
      <text:p text:style-name="Standard_20__28_user_29_"><draw:frame draw:style-name="fr1" draw:name="Image5" text:anchor-type="char" svg:width="6.9252in" svg:height="0.3661in" draw:z-index="1"><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text:soft-page-break/>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pan text:style-name="T2">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2"> </text:span>Нет, дорогой.– на её щекам полоски от недавних слёз. – Я слушаю.</text:p>
      <text:p text:style-name="Standard_20__28_user_29_">–<text:span text:style-name="T2">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2">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2">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text:soft-page-break/>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2">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2">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2"> </text:span>Я как-то это всё не очень—</text:p>
      <text:p text:style-name="Standard_20__28_user_29_">–<text:span text:style-name="T2">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2"> </text:span>Ха,– <text:span text:style-name="T1">это</text:span> слово ей известно.– Мне показалось, вы оживились, когда он сказал «обернулись против».</text:p>
      <text:p text:style-name="Standard_20__28_user_29_">–<text:span text:style-name="T2"> </text:span>«Против», «наоборот», да, вас бы удивила частотность этих слов.</text:p>
      <text:p text:style-name="Standard_20__28_user_29_">–<text:span text:style-name="T2"> </text:span>А какое <text:span text:style-name="T1">самое</text:span> частое слово,– спросила Джессика,– <text:s/>номер один по вашим записям.</text:p>
      <text:p text:style-name="Standard_20__28_user_29_">–<text:span text:style-name="T2">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2"> </text:span>Кстати, а где это ваш молодой безумец?</text:p>
      <text:p text:style-name="Standard_20__28_user_29_">–<text:span text:style-name="T2">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2"> </text:span>Генерал-майор, вы не можете поддерживать такое.</text:p>
      <text:p text:style-name="Standard_20__28_user_29_">–<text:span text:style-name="T2"> </text:span>Мы следим за ним круглые сутки. Физически, расположение он не покидает, это точно.</text:p>
      <text:p text:style-name="Standard_20__28_user_29_"><text:soft-page-break/>–<text:span text:style-name="T2">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2"> </text:span>Гитлер так и делает.</text:p>
      <text:p text:style-name="Standard_20__28_user_29_">–<text:span text:style-name="T2">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2">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2">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2"> </text:span>Придурок. И ты за них. Ты не почувствовал, когда заходил сюда сегодня? Это громадное болотище паранойи.</text:p>
      <text:p text:style-name="Standard_20__28_user_29_">–<text:span text:style-name="T2">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2"> </text:span>А, Прентис.– Ни бровью не повел. Терпимость. А.</text:p>
      <text:p text:style-name="Standard_20__28_user_29_">–<text:span text:style-name="T2"> </text:span>Ты бы зашёл, пусть доктор Грост проверит на своей ЭЭГ.</text:p>
      <text:p text:style-name="Standard_20__28_user_29_">–<text:span text:style-name="T2">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oft-page-break/>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oft-page-break/>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2">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2"><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text:soft-page-break/>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text:soft-page-break/>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oft-page-break/>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oft-page-break/>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3"><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oft-page-break/>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oft-page-break/>–<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text:soft-page-break/>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4"><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oft-page-break/>–<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oft-page-break/>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5"><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text:soft-page-break/>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oft-page-break/>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oft-page-break/>–<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text:soft-page-break/>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oft-page-break/>–<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6"><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3">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3">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text:soft-page-break/>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3">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text:soft-page-break/>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text:soft-page-break/>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oft-page-break/>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oft-page-break/>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oft-page-break/>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oft-page-break/>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7"><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text:soft-page-break/>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8"><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oft-page-break/>–<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oft-page-break/>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oft-page-break/>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oft-page-break/>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text:soft-page-break/>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text:soft-page-break/>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9"><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oft-page-break/><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oft-page-break/><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5">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5">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text:span></text:span><text:soft-page-break/><text:span text:style-name="Source_20_Text"><text:span text:style-name="T5">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5">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0"><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5">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5">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text:span></text:span><text:soft-page-break/><text:span text:style-name="Source_20_Text"><text:span text:style-name="T5">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text:span></text:span><text:soft-page-break/><text:span text:style-name="Source_20_Text"><text:span text:style-name="T5">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text:span></text:span><text:soft-page-break/><text:span text:style-name="Source_20_Text"><text:span text:style-name="T5">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5">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5">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5">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5">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1"><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text:span></text:span><text:soft-page-break/><text:span text:style-name="Source_20_Text"><text:span text:style-name="T5">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5">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2"><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oft-page-break/><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5">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oft-page-break/><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text:span></text:span><text:soft-page-break/><text:span text:style-name="Source_20_Text"><text:span text:style-name="T5">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text:span></text:span><text:soft-page-break/><text:span text:style-name="Source_20_Text"><text:span text:style-name="T5">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text:span></text:span><text:soft-page-break/><text:span text:style-name="Source_20_Text"><text:span text:style-name="T5">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5">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5">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3"><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5">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5">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5">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5">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5">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4"><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5">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5">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oft-page-break/><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5">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5"><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5">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5">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5">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5">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5">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5">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6"><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5">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5">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5">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5">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5">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7"><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oft-page-break/><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text:span></text:span><text:soft-page-break/><text:span text:style-name="Source_20_Text"><text:span text:style-name="T5">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8"><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1T21:28:25.862536916</dc:date>
    <meta:editing-cycles>10</meta:editing-cycles>
    <meta:editing-duration>P6DT23H21M13S</meta:editing-duration>
    <meta:generator>LibreOffice/6.1.5.2$Linux_X86_64 LibreOffice_project/10$Build-2</meta:generator>
    <meta:document-statistic meta:table-count="0" meta:image-count="19" meta:object-count="0" meta:page-count="108" meta:paragraph-count="950" meta:word-count="59785" meta:character-count="406272" meta:non-whitespace-character-count="347225"/>
  </office:meta>
</office:document-meta>
</file>